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11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1. Activities 01</text:span></text:p>
      <text:list xml:id="list3601887564" text:style-name="WWNum1">
        <text:list-item>
          <text:p text:style-name="P11"><text:bookmark text:name="_hnqspirfq5lr"/>Exercise 01</text:p>
        </text:list-item>
      </text:list>
      <text:p text:style-name="Standard">Indicate if these IPs are right or not</text:p>
      <text:p text:style-name="Standard">a) 1.1.1.1</text:p>
      <text:p text:style-name="Standard">b) 2.2.2.200</text:p>
      <text:p text:style-name="Standard">c) 200.260.0.3</text:p>
      <text:p text:style-name="Standard">d) 4.4.4.4.4</text:p>
      <text:p text:style-name="Standard">e) 5.0.0.300</text:p>
      <text:p text:style-name="Standard">f) 256.244.244.4</text:p>
      <text:p text:style-name="Standard">g) 700.1000.100</text:p>
      <text:list xml:id="list12646737848497" text:continue-numbering="true" text:style-name="WWNum1">
        <text:list-item>
          <text:p text:style-name="P11"><text:bookmark text:name="_dg73j3mvioyp"/>Exercise 02</text:p>
        </text:list-item>
      </text:list>
      <text:p text:style-name="Standard">Indicate if these IPs are masks or not. For IP that are masked, calculate the number of computers that we can connect to them.</text:p>
      <text:p text:style-name="Standard">a) 255.0.0.0</text:p>
      <text:p text:style-name="Standard"><text:soft-page-break/>b) 255.255.0.1</text:p>
      <text:p text:style-name="Standard">c) 255.255.128.0</text:p>
      <text:p text:style-name="Standard">d) 255.255.127.0</text:p>
      <text:p text:style-name="Standard">e) 255.255.128.15</text:p>
      <text:list xml:id="list12646228837163" text:continue-numbering="true" text:style-name="WWNum1">
        <text:list-item>
          <text:p text:style-name="P11"><text:bookmark text:name="_9fkovwownty6"/>Exercise 03</text:p>
        </text:list-item>
      </text:list>
      <text:p text:style-name="Standard">Given an IP and a mask, calculate network ID and broadcast address. If a mask is not provided, use the default mask for IP class:</text:p>
      <text:p text:style-name="Standard">a) 18.120.16.250: Mask not provided</text:p>
      <text:p text:style-name="Standard">b) 18.120.16.255 / 255.255.0.0:</text:p>
      <text:p text:style-name="Standard">c) 155.4.220.39: Mask not provided</text:p>
      <text:p text:style-name="Standard">d) 194.209.14.33: Mask not provided</text:p>
      <text:p text:style-name="Standard">e) 190.33.109.133 / 255.255.255.0:</text:p>
      <text:list xml:id="list12647155965773" text:continue-numbering="true" text:style-name="WWNum1">
        <text:list-item>
          <text:p text:style-name="P11"><text:bookmark text:name="_rev84r5y5r7f"/>Exercise 04</text:p>
        </text:list-item>
      </text:list>
      <text:p text:style-name="Standard">We have a 255.255.0.0 mask, and we want to create as many subnets as we can. Each subnet needs at least 47 hosts.</text:p>
      <text:p text:style-name="Standard">How many subnets can we create?</text:p>
      <text:list xml:id="list12646340649828" text:continue-numbering="true" text:style-name="WWNum1">
        <text:list-item>
          <text:p text:style-name="P11"><text:bookmark text:name="_wq1cwt1hc5or"/>Exercise 05</text:p>
        </text:list-item>
      </text:list>
      <text:p text:style-name="Standard">Our computer has IP 194.100.129.120. If there are 8 subnets, indicate:</text:p>
      <text:p text:style-name="Standard"><text:span text:style-name="T9">a) IP class and default mask</text:span></text:p>
      <text:p text:style-name="Standard">IP class: C</text:p>
      <text:p text:style-name="Standard">Default mask: 255.255.255.0</text:p>
      <text:p text:style-name="Standard"><text:span text:style-name="T9">b) Mask when net is divided in 8 subnets</text:span></text:p>
      <text:p text:style-name="Standard">To obtain 8 subnets, we have to add 3 bits (2^3=8) to the default mask.</text:p>
      <text:p text:style-name="Standard">11111111.11111111.11111111.11100000 = 255.255.255.224 = \27</text:p>
      <text:p text:style-name="Standard"><text:span text:style-name="T9">c) Network ID and broadcast IP of each subnet</text:span></text:p>
      <text:p text:style-name="Standard">Network ID of each subnet:</text:p>
      <text:p text:style-name="Standard">11000010.01100100.10000001.00000000 = 194.100.129.0</text:p>
      <text:p text:style-name="Standard">11000010.01100100.10000001.00100000 = 194.100.129.32</text:p>
      <text:p text:style-name="Standard"><text:soft-page-break/>11000010.01100100.10000001.01000000 = 194.100.129.64</text:p>
      <text:p text:style-name="Standard">11000010.01100100.10000001.01100000 = 194.100.129.96</text:p>
      <text:p text:style-name="Standard">11000010.01100100.10000001.10000000 = 194.100.129.128</text:p>
      <text:p text:style-name="Standard">11000010.01100100.10000001.10100000 = 194.100.129.160</text:p>
      <text:p text:style-name="Standard">11000010.01100100.10000001.11000000 = 194.100.129.192</text:p>
      <text:p text:style-name="Standard">11000010.01100100.10000001.11100000 = 194.100.129.224</text:p>
      <text:p text:style-name="Standard">Broadcast IP of each subnet:</text:p>
      <text:p text:style-name="Standard">11000010.01100100.10000001.00011111 = 194.100.129.31</text:p>
      <text:p text:style-name="Standard">11000010.01100100.10000001.00111111 = 194.100.129.63</text:p>
      <text:p text:style-name="Standard">11000010.01100100.10000001.01011111 = 194.100.129.95</text:p>
      <text:p text:style-name="Standard">11000010.01100100.10000001.01111111 = 194.100.129.127</text:p>
      <text:p text:style-name="Standard">11000010.01100100.10000001.10011111 = 194.100.129.159</text:p>
      <text:p text:style-name="Standard">11000010.01100100.10000001.10111111 = 194.100.129.191</text:p>
      <text:p text:style-name="Standard">11000010.01100100.10000001.11011111 = 194.100.129.223</text:p>
      <text:p text:style-name="Standard">11000010.01100100.10000001.11111111 = 194.100.129.255</text:p>
      <text:p text:style-name="Standard"><text:span text:style-name="T9">d) Subnet that our IP belongs to</text:span></text:p>
      <text:p text:style-name="Standard">Our IP 11000010.01100100.10000001.01111000 = 194.100.129.120</text:p>
      <text:p text:style-name="Standard">Is in subnet11000010.01100100.10000001.01100000 = 194.100.129.96</text:p>
      <text:p text:style-name="Standard"><text:span text:style-name="T9">e) Number of host available to each subnet</text:span></text:p>
      <text:p text:style-name="Standard">There are 5 bits for the host. We cannot use Network ID IP and Broadcast IP.</text:p>
      <text:p text:style-name="Standard">The number of host available is 2^5 – 2 = 30</text:p>
      <text:list xml:id="list12645232819553" text:continue-numbering="true" text:style-name="WWNum1">
        <text:list-item>
          <text:p text:style-name="P11"><text:bookmark text:name="_6vprboexn179"/>Exercise 06</text:p>
        </text:list-item>
      </text:list>
      <text:p text:style-name="Standard">Our computer has IP 172.10.130.4. If there are 4 subnets, indicate:</text:p>
      <text:p text:style-name="Standard">a) IP class and default mask</text:p>
      <text:p text:style-name="Standard">b) Mask when net is divided in 4 subnets</text:p>
      <text:p text:style-name="Standard">c) Network ID and broadcast IP of each subnet</text:p>
      <text:p text:style-name="Standard"><text:soft-page-break/>d) Subnet that our IP belongs to</text:p>
      <text:p text:style-name="Standard">e) Number of host available to each subnet</text:p>
      <text:list xml:id="list12647131236887" text:continue-numbering="true" text:style-name="WWNum1">
        <text:list-item>
          <text:p text:style-name="P11"><text:bookmark text:name="_3ec2vxmm0tz8"/>Exercise 07</text:p>
        </text:list-item>
      </text:list>
      <text:p text:style-name="Standard">Our computer has IP 170.10.133.2. If there are 5 subnets, indicate:</text:p>
      <text:p text:style-name="Standard">a) IP class and default mask</text:p>
      <text:p text:style-name="Standard">b) Mask when net is divided in 5 subnets</text:p>
      <text:p text:style-name="Standard">c) Network ID and broadcast IP of each subnet</text:p>
      <text:p text:style-name="Standard">d) Subnet that our IP belongs to</text:p>
      <text:p text:style-name="Standard">e) Number of host available to each sub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1. Computer networks</text:span></text:p>
      </style:header>
      <style:footer>
        <text:p text:style-name="MP4"><text:span text:style-name="MT1">CFGS DAM/DAW<text:tab/><text:tab/>Unit 11 - Page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0" meta:word-count="459" meta:character-count="3172" meta:non-whitespace-character-count="2796"/>
    <meta:generator>LibreOfficeDev/6.0.5.2$Linux_X86_64 LibreOffice_project/</meta:generator>
  </office:meta>
</office:document-meta>
</file>